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/>
    </style:style>
    <style:style style:name="ce2" style:family="table-cell" style:parent-style-name="Default">
      <style:text-properties fo:color="#ff860d"/>
    </style:style>
    <style:style style:name="ce3" style:family="table-cell" style:parent-style-name="Default">
      <style:text-properties fo:color="#50938a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bf0041"/>
    </style:style>
    <style:style style:name="ce6" style:family="table-cell" style:parent-style-name="Default">
      <style:text-properties fo:color="#800080"/>
    </style:style>
    <style:style style:name="ce7" style:family="table-cell" style:parent-style-name="Default">
      <style:text-properties fo:color="#e8a202"/>
    </style:style>
  </office:automatic-styles>
  <office:body>
    <office:spreadsheet>
      <table:calculation-settings table:automatic-find-labels="false" table:use-regular-expressions="false" table:use-wildcards="true"/>
      <table:table table:name="rp12-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Czynnik</text:p>
          </table:table-cell>
          <table:table-cell office:value-type="string" calcext:value-type="string">
            <text:p>Zimowe</text:p>
          </table:table-cell>
          <table:table-cell office:value-type="string" calcext:value-type="string">
            <text:p>Letnie</text:p>
          </table:table-cell>
          <table:table-cell office:value-type="string" calcext:value-type="string">
            <text:p>Uniwersal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Wytrzymałość niezależna od producenta</text:p>
          </table:table-cell>
          <table:table-cell office:value-type="string" calcext:value-type="string">
            <text:p>Wytrzymałość zależna od rodzaju</text:p>
          </table:table-cell>
          <table:table-cell table:number-columns-repeated="6"/>
          <table:table-cell office:value-type="string" calcext:value-type="string">
            <text:p>Wytrzymałość niezależna od producenta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Zimowe</text:p>
          </table:table-cell>
          <table:table-cell/>
          <table:table-cell table:style-name="ce2" office:value-type="string" calcext:value-type="string">
            <text:p>Letnie</text:p>
          </table:table-cell>
          <table:table-cell/>
          <table:table-cell table:style-name="ce3" office:value-type="string" calcext:value-type="string">
            <text:p>Uniwersalne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/>
          <table:table-cell table:style-name="ce1" office:value-type="string" calcext:value-type="string">
            <text:p>B</text:p>
          </table:table-cell>
          <table:table-cell/>
          <table:table-cell table:style-name="ce5" office:value-type="string" calcext:value-type="string">
            <text:p>C</text:p>
          </table:table-cell>
          <table:table-cell/>
          <table:table-cell table:style-name="ce6" office:value-type="string" calcext:value-type="string">
            <text:p>D</text:p>
          </table:table-cell>
          <table:table-cell/>
          <table:table-cell table:style-name="ce7"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11]-[.B$17])^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formula="of:=([.D11]-[.D$17])^2" office:value-type="float" office:value="0.359999999999993" calcext:value-type="float">
            <text:p>0.359999999999993</text:p>
          </table:table-cell>
          <table:table-cell table:style-name="ce3" office:value-type="float" office:value="262" calcext:value-type="float">
            <text:p>262</text:p>
          </table:table-cell>
          <table:table-cell table:formula="of:=([.F11]-[.F$17])^2" office:value-type="float" office:value="0.360000000000027" calcext:value-type="float">
            <text:p>0.360000000000027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formula="of:=([.I11]-[.I$15])^2" office:value-type="float" office:value="32.111111111111" calcext:value-type="float">
            <text:p>32.111111111111</text:p>
          </table:table-cell>
          <table:table-cell table:style-name="ce1" office:value-type="float" office:value="255" calcext:value-type="float">
            <text:p>255</text:p>
          </table:table-cell>
          <table:table-cell table:formula="of:=([.K11]-[.K$15])^2" office:value-type="float" office:value="0.444444444444432" calcext:value-type="float">
            <text:p>0.444444444444432</text:p>
          </table:table-cell>
          <table:table-cell table:style-name="ce5" office:value-type="float" office:value="245" calcext:value-type="float">
            <text:p>245</text:p>
          </table:table-cell>
          <table:table-cell table:formula="of:=([.M11]-[.M$15])^2" office:value-type="float" office:value="113.777777777778" calcext:value-type="float">
            <text:p>113.777777777778</text:p>
          </table:table-cell>
          <table:table-cell table:style-name="ce6" office:value-type="float" office:value="250" calcext:value-type="float">
            <text:p>250</text:p>
          </table:table-cell>
          <table:table-cell table:formula="of:=([.O11]-[.O$15])^2" office:value-type="float" office:value="32.111111111111" calcext:value-type="float">
            <text:p>32.111111111111</text:p>
          </table:table-cell>
          <table:table-cell table:style-name="ce7" office:value-type="float" office:value="250" calcext:value-type="float">
            <text:p>250</text:p>
          </table:table-cell>
          <table:table-cell table:formula="of:=([.Q11]-[.Q$15])^2" office:value-type="float" office:value="32.111111111111" calcext:value-type="float">
            <text:p>32.111111111111</text:p>
          </table:table-cell>
        </table:table-row>
        <table:table-row table:style-name="ro1">
          <table:table-cell/>
          <table:table-cell table:style-name="ce1" office:value-type="float" office:value="255" calcext:value-type="float">
            <text:p>255</text:p>
          </table:table-cell>
          <table:table-cell table:formula="of:=([.B12]-[.B$17])^2" office:value-type="float" office:value="25" calcext:value-type="float">
            <text:p>25</text:p>
          </table:table-cell>
          <table:table-cell table:style-name="ce2" office:value-type="float" office:value="250" calcext:value-type="float">
            <text:p>250</text:p>
          </table:table-cell>
          <table:table-cell table:formula="of:=([.D12]-[.D$17])^2" office:value-type="float" office:value="19.36" calcext:value-type="float">
            <text:p>19.36</text:p>
          </table:table-cell>
          <table:table-cell table:style-name="ce3" office:value-type="float" office:value="262" calcext:value-type="float">
            <text:p>262</text:p>
          </table:table-cell>
          <table:table-cell table:formula="of:=([.F12]-[.F$17])^2" office:value-type="float" office:value="0.360000000000027" calcext:value-type="float">
            <text:p>0.360000000000027</text:p>
          </table:table-cell>
          <table:table-cell/>
          <table:table-cell table:style-name="ce3" office:value-type="float" office:value="255" calcext:value-type="float">
            <text:p>255</text:p>
          </table:table-cell>
          <table:table-cell table:formula="of:=([.I12]-[.I$15])^2" office:value-type="float" office:value="0.444444444444432" calcext:value-type="float">
            <text:p>0.444444444444432</text:p>
          </table:table-cell>
          <table:table-cell table:style-name="ce1" office:value-type="float" office:value="250" calcext:value-type="float">
            <text:p>250</text:p>
          </table:table-cell>
          <table:table-cell table:formula="of:=([.K12]-[.K$15])^2" office:value-type="float" office:value="32.111111111111" calcext:value-type="float">
            <text:p>32.111111111111</text:p>
          </table:table-cell>
          <table:table-cell table:style-name="ce5" office:value-type="float" office:value="257" calcext:value-type="float">
            <text:p>257</text:p>
          </table:table-cell>
          <table:table-cell table:formula="of:=([.M12]-[.M$15])^2" office:value-type="float" office:value="1.7777777777778" calcext:value-type="float">
            <text:p>1.7777777777778</text:p>
          </table:table-cell>
          <table:table-cell table:style-name="ce6" office:value-type="float" office:value="255" calcext:value-type="float">
            <text:p>255</text:p>
          </table:table-cell>
          <table:table-cell table:formula="of:=([.O12]-[.O$15])^2" office:value-type="float" office:value="0.444444444444432" calcext:value-type="float">
            <text:p>0.444444444444432</text:p>
          </table:table-cell>
          <table:table-cell table:style-name="ce7" office:value-type="float" office:value="255" calcext:value-type="float">
            <text:p>255</text:p>
          </table:table-cell>
          <table:table-cell table:formula="of:=([.Q12]-[.Q$15])^2" office:value-type="float" office:value="0.444444444444432" calcext:value-type="float">
            <text:p>0.444444444444432</text:p>
          </table:table-cell>
        </table:table-row>
        <table:table-row table:style-name="ro1">
          <table:table-cell/>
          <table:table-cell table:style-name="ce1" office:value-type="float" office:value="245" calcext:value-type="float">
            <text:p>245</text:p>
          </table:table-cell>
          <table:table-cell table:formula="of:=([.B13]-[.B$17])^2" office:value-type="float" office:value="25" calcext:value-type="float">
            <text:p>25</text:p>
          </table:table-cell>
          <table:table-cell table:style-name="ce2" office:value-type="float" office:value="257" calcext:value-type="float">
            <text:p>257</text:p>
          </table:table-cell>
          <table:table-cell table:formula="of:=([.D13]-[.D$17])^2" office:value-type="float" office:value="6.75999999999997" calcext:value-type="float">
            <text:p>6.75999999999997</text:p>
          </table:table-cell>
          <table:table-cell table:style-name="ce3" office:value-type="float" office:value="265" calcext:value-type="float">
            <text:p>265</text:p>
          </table:table-cell>
          <table:table-cell table:formula="of:=([.F13]-[.F$17])^2" office:value-type="float" office:value="5.75999999999989" calcext:value-type="float">
            <text:p>5.75999999999989</text:p>
          </table:table-cell>
          <table:table-cell/>
          <table:table-cell table:style-name="ce3" office:value-type="float" office:value="262" calcext:value-type="float">
            <text:p>262</text:p>
          </table:table-cell>
          <table:table-cell table:formula="of:=([.I13]-[.I$15])^2" office:value-type="float" office:value="40.1111111111112" calcext:value-type="float">
            <text:p>40.1111111111112</text:p>
          </table:table-cell>
          <table:table-cell table:style-name="ce1" office:value-type="float" office:value="262" calcext:value-type="float">
            <text:p>262</text:p>
          </table:table-cell>
          <table:table-cell table:formula="of:=([.K13]-[.K$15])^2" office:value-type="float" office:value="40.1111111111112" calcext:value-type="float">
            <text:p>40.1111111111112</text:p>
          </table:table-cell>
          <table:table-cell table:style-name="ce5" office:value-type="float" office:value="265" calcext:value-type="float">
            <text:p>265</text:p>
          </table:table-cell>
          <table:table-cell table:formula="of:=([.M13]-[.M$15])^2" office:value-type="float" office:value="87.1111111111113" calcext:value-type="float">
            <text:p>87.1111111111113</text:p>
          </table:table-cell>
          <table:table-cell table:style-name="ce6" office:value-type="float" office:value="262" calcext:value-type="float">
            <text:p>262</text:p>
          </table:table-cell>
          <table:table-cell table:formula="of:=([.O13]-[.O$15])^2" office:value-type="float" office:value="40.1111111111112" calcext:value-type="float">
            <text:p>40.1111111111112</text:p>
          </table:table-cell>
          <table:table-cell table:style-name="ce7" office:value-type="float" office:value="262" calcext:value-type="float">
            <text:p>262</text:p>
          </table:table-cell>
          <table:table-cell table:formula="of:=([.Q13]-[.Q$15])^2" office:value-type="float" office:value="40.1111111111112" calcext:value-type="float">
            <text:p>40.1111111111112</text:p>
          </table:table-cell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14]-[.B$17])^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formula="of:=([.D14]-[.D$17])^2" office:value-type="float" office:value="0.359999999999993" calcext:value-type="float">
            <text:p>0.359999999999993</text:p>
          </table:table-cell>
          <table:table-cell table:style-name="ce3" office:value-type="float" office:value="262" calcext:value-type="float">
            <text:p>262</text:p>
          </table:table-cell>
          <table:table-cell table:formula="of:=([.F14]-[.F$17])^2" office:value-type="float" office:value="0.360000000000027" calcext:value-type="float">
            <text:p>0.360000000000027</text:p>
          </table:table-cell>
          <table:table-cell office:value-type="string" calcext:value-type="string">
            <text:p>sum</text:p>
          </table:table-cell>
          <table:table-cell table:formula="of:=SUM([.I11:.I13])" office:value-type="float" office:value="767" calcext:value-type="float">
            <text:p>767</text:p>
          </table:table-cell>
          <table:table-cell table:formula="of:=SUM([.J11:.J13])" office:value-type="float" office:value="72.6666666666667" calcext:value-type="float">
            <text:p>72.6666666666667</text:p>
          </table:table-cell>
          <table:table-cell table:formula="of:=SUM([.K11:.K13])" office:value-type="float" office:value="767" calcext:value-type="float">
            <text:p>767</text:p>
          </table:table-cell>
          <table:table-cell table:formula="of:=SUM([.L11:.L13])" office:value-type="float" office:value="72.6666666666667" calcext:value-type="float">
            <text:p>72.6666666666667</text:p>
          </table:table-cell>
          <table:table-cell table:formula="of:=SUM([.M11:.M13])" office:value-type="float" office:value="767" calcext:value-type="float">
            <text:p>767</text:p>
          </table:table-cell>
          <table:table-cell table:formula="of:=SUM([.N11:.N13])" office:value-type="float" office:value="202.666666666667" calcext:value-type="float">
            <text:p>202.666666666667</text:p>
          </table:table-cell>
          <table:table-cell table:formula="of:=SUM([.O11:.O13])" office:value-type="float" office:value="767" calcext:value-type="float">
            <text:p>767</text:p>
          </table:table-cell>
          <table:table-cell table:formula="of:=SUM([.P11:.P13])" office:value-type="float" office:value="72.6666666666667" calcext:value-type="float">
            <text:p>72.6666666666667</text:p>
          </table:table-cell>
          <table:table-cell table:formula="of:=SUM([.Q11:.Q13])" office:value-type="float" office:value="767" calcext:value-type="float">
            <text:p>767</text:p>
          </table:table-cell>
          <table:table-cell table:formula="of:=SUM([.R11:.R13])" office:value-type="float" office:value="72.6666666666667" calcext:value-type="float">
            <text:p>72.6666666666667</text:p>
          </table:table-cell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15]-[.B$17])^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formula="of:=([.D15]-[.D$17])^2" office:value-type="float" office:value="0.359999999999993" calcext:value-type="float">
            <text:p>0.359999999999993</text:p>
          </table:table-cell>
          <table:table-cell table:style-name="ce3" office:value-type="float" office:value="262" calcext:value-type="float">
            <text:p>262</text:p>
          </table:table-cell>
          <table:table-cell table:formula="of:=([.F15]-[.F$17])^2" office:value-type="float" office:value="0.360000000000027" calcext:value-type="float">
            <text:p>0.360000000000027</text:p>
          </table:table-cell>
          <table:table-cell office:value-type="string" calcext:value-type="string">
            <text:p>mean</text:p>
          </table:table-cell>
          <table:table-cell table:formula="of:=AVERAGE([.I11:.I13])" office:value-type="float" office:value="255.666666666667" calcext:value-type="float">
            <text:p>255.666666666667</text:p>
          </table:table-cell>
          <table:table-cell table:formula="of:=AVERAGE([.J11:.J13])" office:value-type="float" office:value="24.2222222222222" calcext:value-type="float">
            <text:p>24.2222222222222</text:p>
          </table:table-cell>
          <table:table-cell table:formula="of:=AVERAGE([.K11:.K13])" office:value-type="float" office:value="255.666666666667" calcext:value-type="float">
            <text:p>255.666666666667</text:p>
          </table:table-cell>
          <table:table-cell table:formula="of:=AVERAGE([.L11:.L13])" office:value-type="float" office:value="24.2222222222222" calcext:value-type="float">
            <text:p>24.2222222222222</text:p>
          </table:table-cell>
          <table:table-cell table:formula="of:=AVERAGE([.M11:.M13])" office:value-type="float" office:value="255.666666666667" calcext:value-type="float">
            <text:p>255.666666666667</text:p>
          </table:table-cell>
          <table:table-cell table:formula="of:=AVERAGE([.N11:.N13])" office:value-type="float" office:value="67.5555555555556" calcext:value-type="float">
            <text:p>67.5555555555556</text:p>
          </table:table-cell>
          <table:table-cell table:formula="of:=AVERAGE([.O11:.O13])" office:value-type="float" office:value="255.666666666667" calcext:value-type="float">
            <text:p>255.666666666667</text:p>
          </table:table-cell>
          <table:table-cell table:formula="of:=AVERAGE([.P11:.P13])" office:value-type="float" office:value="24.2222222222222" calcext:value-type="float">
            <text:p>24.2222222222222</text:p>
          </table:table-cell>
          <table:table-cell table:formula="of:=AVERAGE([.Q11:.Q13])" office:value-type="float" office:value="255.666666666667" calcext:value-type="float">
            <text:p>255.666666666667</text:p>
          </table:table-cell>
          <table:table-cell table:formula="of:=AVERAGE([.R11:.R13])" office:value-type="float" office:value="24.2222222222222" calcext:value-type="float">
            <text:p>24.222222222222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1:.B15])" office:value-type="float" office:value="1250" calcext:value-type="float">
            <text:p>1250</text:p>
          </table:table-cell>
          <table:table-cell table:formula="of:=SUM([.C11:.C15])" office:value-type="float" office:value="50" calcext:value-type="float">
            <text:p>50</text:p>
          </table:table-cell>
          <table:table-cell table:formula="of:=SUM([.D11:.D15])" office:value-type="float" office:value="1272" calcext:value-type="float">
            <text:p>1272</text:p>
          </table:table-cell>
          <table:table-cell table:formula="of:=SUM([.E11:.E15])" office:value-type="float" office:value="27.2" calcext:value-type="float">
            <text:p>27.2</text:p>
          </table:table-cell>
          <table:table-cell table:formula="of:=SUM([.F11:.F15])" office:value-type="float" office:value="1313" calcext:value-type="float">
            <text:p>1313</text:p>
          </table:table-cell>
          <table:table-cell table:formula="of:=SUM([.G11:.G15])" office:value-type="float" office:value="7.2" calcext:value-type="float">
            <text:p>7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5])" office:value-type="float" office:value="250" calcext:value-type="float">
            <text:p>250</text:p>
          </table:table-cell>
          <table:table-cell table:formula="of:=AVERAGE([.C11:.C15])" office:value-type="float" office:value="10" calcext:value-type="float">
            <text:p>10</text:p>
          </table:table-cell>
          <table:table-cell table:formula="of:=AVERAGE([.D11:.D15])" office:value-type="float" office:value="254.4" calcext:value-type="float">
            <text:p>254.4</text:p>
          </table:table-cell>
          <table:table-cell table:formula="of:=AVERAGE([.E11:.E15])" office:value-type="float" office:value="5.44" calcext:value-type="float">
            <text:p>5.44</text:p>
          </table:table-cell>
          <table:table-cell table:formula="of:=AVERAGE([.F11:.F15])" office:value-type="float" office:value="262.6" calcext:value-type="float">
            <text:p>262.6</text:p>
          </table:table-cell>
          <table:table-cell table:formula="of:=AVERAGE([.G11:.G15])" office:value-type="float" office:value="1.44" calcext:value-type="float">
            <text:p>1.44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otal square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50" calcext:value-type="float">
            <text:p>250</text:p>
          </table:table-cell>
          <table:table-cell table:formula="of:=([.J18]-[.J$34])^2" office:value-type="float" office:value="32.111111111111" calcext:value-type="float">
            <text:p>32.1111111111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squares</text:p>
          </table:table-cell>
          <table:table-cell table:number-columns-repeated="6"/>
          <table:table-cell table:style-name="ce3" office:value-type="float" office:value="255" calcext:value-type="float">
            <text:p>255</text:p>
          </table:table-cell>
          <table:table-cell table:formula="of:=([.J19]-[.J$34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SW</text:p>
          </table:table-cell>
          <table:table-cell table:formula="of:=[.J14]+[.L14]+[.N14]+[.P14]+[.R14]" office:value-type="float" office:value="493.333333333333" calcext:value-type="float">
            <text:p>493.33333333333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20]-[.B$36])^2" office:value-type="float" office:value="32.111111111111" calcext:value-type="float">
            <text:p>32.111111111111</text:p>
          </table:table-cell>
          <table:table-cell/>
          <table:table-cell office:value-type="string" calcext:value-type="string">
            <text:p>SSW</text:p>
          </table:table-cell>
          <table:table-cell table:formula="of:=[.C16]+[.E16]+[.G16]" office:value-type="float" office:value="84.4" calcext:value-type="float">
            <text:p>84.4</text:p>
          </table:table-cell>
          <table:table-cell table:number-columns-repeated="3"/>
          <table:table-cell table:style-name="ce3" office:value-type="float" office:value="262" calcext:value-type="float">
            <text:p>262</text:p>
          </table:table-cell>
          <table:table-cell table:formula="of:=([.J20]-[.J$34])^2" office:value-type="float" office:value="40.1111111111112" calcext:value-type="float">
            <text:p>40.1111111111112</text:p>
          </table:table-cell>
          <table:table-cell/>
          <table:table-cell office:value-type="string" calcext:value-type="string">
            <text:p>SST</text:p>
          </table:table-cell>
          <table:table-cell table:formula="of:=[.K33]" office:value-type="float" office:value="493.333333333333" calcext:value-type="float">
            <text:p>493.33333333333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55" calcext:value-type="float">
            <text:p>255</text:p>
          </table:table-cell>
          <table:table-cell table:formula="of:=([.B21]-[.B$36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ST</text:p>
          </table:table-cell>
          <table:table-cell table:formula="of:=[.C35]" office:value-type="float" office:value="493.333333333333" calcext:value-type="float">
            <text:p>493.333333333333</text:p>
          </table:table-cell>
          <table:table-cell table:number-columns-repeated="3"/>
          <table:table-cell table:style-name="ce1" office:value-type="float" office:value="255" calcext:value-type="float">
            <text:p>255</text:p>
          </table:table-cell>
          <table:table-cell table:formula="of:=([.J21]-[.J$34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SB</text:p>
          </table:table-cell>
          <table:table-cell table:formula="of:=[.N20]-[.N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45" calcext:value-type="float">
            <text:p>245</text:p>
          </table:table-cell>
          <table:table-cell table:formula="of:=([.B22]-[.B$36])^2" office:value-type="float" office:value="113.777777777778" calcext:value-type="float">
            <text:p>113.777777777778</text:p>
          </table:table-cell>
          <table:table-cell/>
          <table:table-cell office:value-type="string" calcext:value-type="string">
            <text:p>SSB</text:p>
          </table:table-cell>
          <table:table-cell table:formula="of:=[.F21]-[.F20]" office:value-type="float" office:value="408.933333333333" calcext:value-type="float">
            <text:p>408.933333333333</text:p>
          </table:table-cell>
          <table:table-cell table:number-columns-repeated="3"/>
          <table:table-cell table:style-name="ce1" office:value-type="float" office:value="250" calcext:value-type="float">
            <text:p>250</text:p>
          </table:table-cell>
          <table:table-cell table:formula="of:=([.J22]-[.J$34])^2" office:value-type="float" office:value="32.111111111111" calcext:value-type="float">
            <text:p>32.1111111111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23]-[.B$36])^2" office:value-type="float" office:value="32.111111111111" calcext:value-type="float">
            <text:p>32.111111111111</text:p>
          </table:table-cell>
          <table:table-cell table:number-columns-repeated="6"/>
          <table:table-cell table:style-name="ce1" office:value-type="float" office:value="262" calcext:value-type="float">
            <text:p>262</text:p>
          </table:table-cell>
          <table:table-cell table:formula="of:=([.J23]-[.J$34])^2" office:value-type="float" office:value="40.1111111111112" calcext:value-type="float">
            <text:p>40.1111111111112</text:p>
          </table:table-cell>
          <table:table-cell/>
          <table:table-cell office:value-type="string" calcext:value-type="string">
            <text:p>SSB degrees of freed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24]-[.B$36])^2" office:value-type="float" office:value="32.111111111111" calcext:value-type="float">
            <text:p>32.111111111111</text:p>
          </table:table-cell>
          <table:table-cell/>
          <table:table-cell office:value-type="string" calcext:value-type="string">
            <text:p>SSB degrees of free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245" calcext:value-type="float">
            <text:p>245</text:p>
          </table:table-cell>
          <table:table-cell table:formula="of:=([.J24]-[.J$34])^2" office:value-type="float" office:value="113.777777777778" calcext:value-type="float">
            <text:p>113.777777777778</text:p>
          </table:table-cell>
          <table:table-cell/>
          <table:table-cell office:value-type="string" calcext:value-type="string">
            <text:p>SSW degrees of freedom</text:p>
          </table:table-cell>
          <table:table-cell/>
          <table:table-cell table:formula="of:=COUNT([.J18:.J32])-([.O23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5" calcext:value-type="float">
            <text:p>255</text:p>
          </table:table-cell>
          <table:table-cell table:formula="of:=([.B25]-[.B$36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SW degrees of freedom</text:p>
          </table:table-cell>
          <table:table-cell/>
          <table:table-cell table:formula="of:=15-3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257" calcext:value-type="float">
            <text:p>257</text:p>
          </table:table-cell>
          <table:table-cell table:formula="of:=([.J25]-[.J$34])^2" office:value-type="float" office:value="1.7777777777778" calcext:value-type="float">
            <text:p>1.7777777777778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table:formula="of:=([.B26]-[.B$36])^2" office:value-type="float" office:value="32.111111111111" calcext:value-type="float">
            <text:p>32.111111111111</text:p>
          </table:table-cell>
          <table:table-cell table:number-columns-repeated="6"/>
          <table:table-cell table:style-name="ce5" office:value-type="float" office:value="265" calcext:value-type="float">
            <text:p>265</text:p>
          </table:table-cell>
          <table:table-cell table:formula="of:=([.J26]-[.J$34])^2" office:value-type="float" office:value="87.1111111111113" calcext:value-type="float">
            <text:p>87.1111111111113</text:p>
          </table:table-cell>
          <table:table-cell/>
          <table:table-cell office:value-type="string" calcext:value-type="string">
            <text:p>F</text:p>
          </table:table-cell>
          <table:table-cell table:formula="of:=([.N21]/[.O23])/([.N19]/[.O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57" calcext:value-type="float">
            <text:p>257</text:p>
          </table:table-cell>
          <table:table-cell table:formula="of:=([.B27]-[.B$36])^2" office:value-type="float" office:value="1.7777777777778" calcext:value-type="float">
            <text:p>1.7777777777778</text:p>
          </table:table-cell>
          <table:table-cell/>
          <table:table-cell office:value-type="string" calcext:value-type="string">
            <text:p>F</text:p>
          </table:table-cell>
          <table:table-cell table:formula="of:=([.F22]/[.G24])/([.F20]/[.G25])" office:value-type="float" office:value="29.0710900473934" calcext:value-type="float">
            <text:p>29.0710900473934</text:p>
          </table:table-cell>
          <table:table-cell table:number-columns-repeated="3"/>
          <table:table-cell table:style-name="ce6" office:value-type="float" office:value="250" calcext:value-type="float">
            <text:p>250</text:p>
          </table:table-cell>
          <table:table-cell table:formula="of:=([.J27]-[.J$34])^2" office:value-type="float" office:value="32.111111111111" calcext:value-type="float">
            <text:p>32.11111111111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55" calcext:value-type="float">
            <text:p>255</text:p>
          </table:table-cell>
          <table:table-cell table:formula="of:=([.B28]-[.B$36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tatistical significance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table:style-name="ce6" office:value-type="float" office:value="255" calcext:value-type="float">
            <text:p>255</text:p>
          </table:table-cell>
          <table:table-cell table:formula="of:=([.J28]-[.J$34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WYTRZYMAŁOŚĆ NIEZALEŻNA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55" calcext:value-type="float">
            <text:p>255</text:p>
          </table:table-cell>
          <table:table-cell table:formula="of:=([.B29]-[.B$36])^2" office:value-type="float" office:value="0.444444444444432" calcext:value-type="float">
            <text:p>0.444444444444432</text:p>
          </table:table-cell>
          <table:table-cell table:number-columns-repeated="2"/>
          <table:table-cell office:value-type="string" calcext:value-type="string">
            <text:p>Fc</text:p>
          </table:table-cell>
          <table:table-cell table:style-name="ce4" office:value-type="float" office:value="2.8068" calcext:value-type="float">
            <text:p>2.8068</text:p>
          </table:table-cell>
          <table:table-cell table:number-columns-repeated="2"/>
          <table:table-cell table:style-name="ce6" office:value-type="float" office:value="262" calcext:value-type="float">
            <text:p>262</text:p>
          </table:table-cell>
          <table:table-cell table:formula="of:=([.J29]-[.J$34])^2" office:value-type="float" office:value="40.1111111111112" calcext:value-type="float">
            <text:p>40.1111111111112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2" calcext:value-type="float">
            <text:p>262</text:p>
          </table:table-cell>
          <table:table-cell table:formula="of:=([.B30]-[.B$36])^2" office:value-type="float" office:value="40.1111111111112" calcext:value-type="float">
            <text:p>40.1111111111112</text:p>
          </table:table-cell>
          <table:table-cell table:number-columns-repeated="6"/>
          <table:table-cell table:style-name="ce7" office:value-type="float" office:value="250" calcext:value-type="float">
            <text:p>250</text:p>
          </table:table-cell>
          <table:table-cell table:formula="of:=([.J30]-[.J$34])^2" office:value-type="float" office:value="32.111111111111" calcext:value-type="float">
            <text:p>32.11111111111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2" calcext:value-type="float">
            <text:p>262</text:p>
          </table:table-cell>
          <table:table-cell table:formula="of:=([.B31]-[.B$36])^2" office:value-type="float" office:value="40.1111111111112" calcext:value-type="float">
            <text:p>40.1111111111112</text:p>
          </table:table-cell>
          <table:table-cell/>
          <table:table-cell office:value-type="string" calcext:value-type="string">
            <text:p>PRAWDA</text:p>
          </table:table-cell>
          <table:table-cell table:number-columns-repeated="4"/>
          <table:table-cell table:style-name="ce7" office:value-type="float" office:value="255" calcext:value-type="float">
            <text:p>255</text:p>
          </table:table-cell>
          <table:table-cell table:formula="of:=([.J31]-[.J$34])^2" office:value-type="float" office:value="0.444444444444432" calcext:value-type="float">
            <text:p>0.444444444444432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5" calcext:value-type="float">
            <text:p>265</text:p>
          </table:table-cell>
          <table:table-cell table:formula="of:=([.B32]-[.B$36])^2" office:value-type="float" office:value="87.1111111111113" calcext:value-type="float">
            <text:p>87.1111111111113</text:p>
          </table:table-cell>
          <table:table-cell table:number-columns-repeated="6"/>
          <table:table-cell table:style-name="ce7" office:value-type="float" office:value="262" calcext:value-type="float">
            <text:p>262</text:p>
          </table:table-cell>
          <table:table-cell table:formula="of:=([.J32]-[.J$34])^2" office:value-type="float" office:value="40.1111111111112" calcext:value-type="float">
            <text:p>40.1111111111112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2" calcext:value-type="float">
            <text:p>262</text:p>
          </table:table-cell>
          <table:table-cell table:formula="of:=([.B33]-[.B$36])^2" office:value-type="float" office:value="40.1111111111112" calcext:value-type="float">
            <text:p>40.1111111111112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formula="of:=SUM([.J18:.J32])" office:value-type="float" office:value="3835" calcext:value-type="float">
            <text:p>3835</text:p>
          </table:table-cell>
          <table:table-cell table:formula="of:=SUM([.K18:.K32])" office:value-type="float" office:value="493.333333333333" calcext:value-type="float">
            <text:p>493.333333333333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2" calcext:value-type="float">
            <text:p>262</text:p>
          </table:table-cell>
          <table:table-cell table:formula="of:=([.B34]-[.B$36])^2" office:value-type="float" office:value="40.1111111111112" calcext:value-type="float">
            <text:p>40.1111111111112</text:p>
          </table:table-cell>
          <table:table-cell table:number-columns-repeated="5"/>
          <table:table-cell office:value-type="string" calcext:value-type="string">
            <text:p>mean</text:p>
          </table:table-cell>
          <table:table-cell table:formula="of:=AVERAGE([.J18:.J32])" office:value-type="float" office:value="255.666666666667" calcext:value-type="float">
            <text:p>255.666666666667</text:p>
          </table:table-cell>
          <table:table-cell table:formula="of:=AVERAGE([.K18:.K32])" office:value-type="float" office:value="32.8888888888889" calcext:value-type="float">
            <text:p>32.8888888888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0:.B34])" office:value-type="float" office:value="3835" calcext:value-type="float">
            <text:p>3835</text:p>
          </table:table-cell>
          <table:table-cell table:formula="of:=SUM([.C20:.C34])" office:value-type="float" office:value="493.333333333333" calcext:value-type="float">
            <text:p>493.3333333333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0:.B34])" office:value-type="float" office:value="255.666666666667" calcext:value-type="float">
            <text:p>255.666666666667</text:p>
          </table:table-cell>
          <table:table-cell table:formula="of:=AVERAGE([.C20:.C34])" office:value-type="float" office:value="32.8888888888889" calcext:value-type="float">
            <text:p>32.888888888888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01:50:36.946862728</dc:date>
    <meta:editing-duration>PT9M38S</meta:editing-duration>
    <meta:editing-cycles>1</meta:editing-cycles>
    <meta:document-statistic meta:table-count="1" meta:cell-count="237" meta:object-count="0"/>
    <meta:generator>LibreOffice/6.1.6.3$Linux_X86_64 LibreOffice_project/10$Build-3</meta:generator>
  </office:meta>
</office:document-meta>
</file>